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017cm" style:rel-column-width="4545*"/>
    </style:style>
    <style:style style:name="Table1.B" style:family="table-column">
      <style:table-column-properties style:column-width="8.982cm" style:rel-column-width="5092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7.99cm" style:rel-column-width="4530*"/>
    </style:style>
    <style:style style:name="Table2.B" style:family="table-column">
      <style:table-column-properties style:column-width="9.008cm" style:rel-column-width="510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Text_20_body">
      <style:text-properties style:font-name="Nimbus Roman No9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text-properties style:font-name="Nimbus Roman No9 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Heading_20_1">
      <style:text-properties fo:font-size="20pt" style:font-size-asian="20pt" style:font-size-complex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WillBeen Meeting Protocol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Heading_20_2" text:outline-level="2">Protocol number: #1</text:h>
          </table:table-cell>
          <table:table-cell table:style-name="Table1.B1" office:value-type="string">
            <text:h text:style-name="Heading_20_2" text:outline-level="2">Date and time: 0000-00-00 00:00</text:h>
          </table:table-cell>
        </table:table-row>
        <table:table-row>
          <table:table-cell table:style-name="Table1.A2" table:number-columns-spanned="2" office:value-type="string">
            <text:p text:style-name="Text_20_body"><text:span text:style-name="T2">Meeting's recorder:</text:span><text:tab/><text:span text:style-name="T3">&lt;name of meeting's recorder&gt;</text:span></text:p>
          </table:table-cell>
          <table:covered-table-cell/>
        </table:table-row>
      </table:table>
      <text:p text:style-name="Text_20_body"><text:span text:style-name="T1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<text:span text:style-name="T1">Present members:</text:span></text:p>
          </table:table-cell>
          <table:table-cell table:style-name="Table2.B1" office:value-type="string">
            <text:p text:style-name="P3"><text:span text:style-name="T1">Absent members:</text:span></text:p>
          </table:table-cell>
        </table:table-row>
        <table:table-row>
          <table:table-cell table:style-name="Table2.A2" office:value-type="string">
            <text:p text:style-name="P1">&lt;List of team mebers presents at the meeting, with latecoming notes.&gt;</text:p>
          </table:table-cell>
          <table:table-cell table:style-name="Table2.B2" office:value-type="string">
            <text:p text:style-name="P1">&lt;List of absent members.&gt;</text:p>
          </table:table-cell>
        </table:table-row>
      </table:table>
      <text:p text:style-name="Text_20_body"><text:span text:style-name="T1"/></text:p>
      <text:p text:style-name="P4"><text:span text:style-name="T1">Meeting topics:</text:span></text:p>
      <text:p text:style-name="P2">&lt;List of meeting topics with a short comment to each of them.&gt;</text:p>
      <text:p text:style-name="Text_20_body"><text:span text:style-name="T1"/></text:p>
      <text:p text:style-name="P4"><text:span text:style-name="T1">Finished tasks since the last meeting:</text:span></text:p>
      <text:p text:style-name="P1">&lt;List of things that were finished since the last meeting&gt;</text:p>
      <text:p text:style-name="Text_20_body"><text:span text:style-name="T1"/></text:p>
      <text:p text:style-name="P4"><text:span text:style-name="T1">New tasks or assignment changes:</text:span></text:p>
      <text:p text:style-name="P1">&lt;List of newly assigned tasks or assignment changes (reassigned, postponed and similar tasks). Recorder is responsible for submitting changes to tracker.&gt;</text:p>
      <text:p text:style-name="Text_20_body"><text:span text:style-name="T1"/></text:p>
      <text:p text:style-name="P4"><text:span text:style-name="T1">Organizational tasks:</text:span></text:p>
      <text:p text:style-name="P5">&lt;List of assigned tasks which should not be submitted to tracker.&gt;</text:p>
      <text:p text:style-name="P5"/>
      <text:p text:style-name="P7">Other notes:</text:p>
      <text:p text:style-name="P6">&lt;Any other important information.&gt;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cs" fo:country="CZ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an Tattermusch</meta:initial-creator>
    <meta:creation-date>2009-01-14T19:50:44</meta:creation-date>
    <dc:creator>Jan Tattermusch</dc:creator>
    <dc:date>2009-01-14T20:19:14</dc:date>
    <meta:editing-cycles>6</meta:editing-cycles>
    <meta:editing-duration>PT13M9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8" meta:word-count="113" meta:character-count="740"/>
  </office:meta>
</office:document-meta>
</file>